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ourier New1" svg:font-family="'Courier New'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10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b3b3b3" loext:opacity="10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13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4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5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/>
    </style:style>
    <style:style style:name="P16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17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19" style:family="paragraph" style:parent-style-name="Preformatted_20_Text">
      <style:paragraph-properties fo:text-align="justify" style:justify-single-word="false"/>
      <style:text-properties fo:font-variant="normal" fo:text-transform="none" fo:color="#808080" loext:opacity="100%" fo:letter-spacing="normal"/>
    </style:style>
    <style:style style:name="P20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21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P22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808080" loext:opacity="100%" fo:letter-spacing="normal" fo:font-style="normal" fo:font-weight="normal"/>
    </style:style>
    <style:style style:name="P24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5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6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1" style:font-size-asian="12pt" style:font-name-complex="Courier New1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fo:font-style="normal" fo:font-weight="normal"/>
    </style:style>
    <style:style style:name="T7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8" style:family="text">
      <style:text-properties style:font-name="sans-serif" fo:font-size="14pt"/>
    </style:style>
    <style:style style:name="T9" style:family="text">
      <style:text-properties fo:color="#9999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OLETÍN 33</text:p>
      <text:p text:style-name="P5"/>
      <text:p text:style-name="P5"/>
      <text:p text:style-name="P5">&lt;?xml version="1.0" encoding="UTF-8"?&gt;</text:p>
      <text:p text:style-name="P17">&lt;biblioteca&gt;</text:p>
      <text:p text:style-name="P18"><text:s text:c="2"/><text:span text:style-name="T1">&lt;libro&gt;</text:span></text:p>
      <text:p text:style-name="P18"><text:s text:c="4"/><text:span text:style-name="T1">&lt;titulo&gt;La vida está en otra parte&lt;/titulo&gt;</text:span></text:p>
      <text:p text:style-name="P18"><text:s text:c="4"/><text:span text:style-name="T1">&lt;autor&gt;Milan Kundera&lt;/autor&gt;</text:span></text:p>
      <text:p text:style-name="P18"><text:s text:c="4"/><text:span text:style-name="T1">&lt;fechaPublicacion año="1973"/&gt;</text:span></text:p>
      <text:p text:style-name="P18"><text:s text:c="2"/><text:span text:style-name="T1">&lt;/libro&gt;</text:span></text:p>
      <text:p text:style-name="P18"><text:s text:c="2"/><text:span text:style-name="T1">&lt;libro&gt;</text:span></text:p>
      <text:p text:style-name="P18"><text:s text:c="4"/><text:span text:style-name="T1">&lt;titulo&gt;Pantaleón y las visitadoras&lt;/titulo&gt;</text:span></text:p>
      <text:p text:style-name="P18"><text:s text:c="4"/><text:span text:style-name="T1">&lt;autor fechaNacimiento="28/03/1936"&gt;Mario Vargas Llosa&lt;/autor&gt;</text:span></text:p>
      <text:p text:style-name="P18"><text:s text:c="4"/><text:span text:style-name="T1">&lt;fechaPublicacion año="1973"/&gt;</text:span></text:p>
      <text:p text:style-name="P18"><text:s text:c="2"/><text:span text:style-name="T1">&lt;/libro&gt;</text:span></text:p>
      <text:p text:style-name="P18"><text:s text:c="2"/><text:span text:style-name="T1">&lt;libro&gt;</text:span></text:p>
      <text:p text:style-name="P18"><text:s text:c="4"/><text:span text:style-name="T1">&lt;titulo&gt;Conversación en la catedral&lt;/titulo&gt;</text:span></text:p>
      <text:p text:style-name="P18"><text:s text:c="4"/><text:span text:style-name="T1">&lt;autor fechaNacimiento="28/03/1936"&gt;Mario Vargas Llosa&lt;/autor&gt;</text:span></text:p>
      <text:p text:style-name="P18"><text:s text:c="4"/><text:span text:style-name="T1">&lt;fechaPublicacion año="1969"/&gt;</text:span></text:p>
      <text:p text:style-name="P18"><text:s text:c="2"/><text:span text:style-name="T1">&lt;/libro&gt;</text:span></text:p>
      <text:p text:style-name="P20">&lt;/biblioteca&gt;</text:p>
      <text:p text:style-name="P21">1- Obtener los libros escritos por Mario Vargas Llosa.</text:p>
      <text:p text:style-name="P1"><text:span text:style-name="T1"><text:s text:c="5"/></text:span><text:span text:style-name="T6">&lt;libro&gt;</text:span></text:p>
      <text:p text:style-name="P19"><text:s text:c="4"/><text:span text:style-name="T1">&lt;titulo&gt;Pantaleón y las visitadoras&lt;/titulo&gt;</text:span></text:p>
      <text:p text:style-name="P19"><text:s text:c="4"/><text:span text:style-name="T1">&lt;autor fechaNacimiento="28/03/1936"&gt;Mario Vargas Llosa&lt;/autor&gt;</text:span></text:p>
      <text:p text:style-name="P19"><text:s text:c="4"/><text:span text:style-name="T1">&lt;fechaPublicacion año="1973"/&gt;</text:span></text:p>
      <text:p text:style-name="P19"><text:s text:c="2"/><text:span text:style-name="T1">&lt;/libro&gt;</text:span></text:p>
      <text:p text:style-name="P19"><text:s text:c="2"/><text:span text:style-name="T1">&lt;libro&gt;</text:span></text:p>
      <text:p text:style-name="P19"><text:s text:c="4"/><text:span text:style-name="T1">&lt;titulo&gt;Conversación en la catedral&lt;/titulo&gt;</text:span></text:p>
      <text:p text:style-name="P19"><text:s text:c="4"/><text:span text:style-name="T1">&lt;autor fechaNacimiento="28/03/1936"&gt;Mario Vargas Llosa&lt;/autor&gt;</text:span></text:p>
      <text:p text:style-name="P19"><text:s text:c="4"/><text:span text:style-name="T1">&lt;fechaPublicacion año="1969"/&gt;</text:span></text:p>
      <text:p text:style-name="P23"><text:s text:c="2"/>&lt;/libro&gt;</text:p>
      <text:p text:style-name="P24"><text:span text:style-name="T3">2- <text:s/></text:span><text:span text:style-name="T4">Obtener el autor que haya publicado libros en 1969 de dos formas.</text:span></text:p>
      <text:p text:style-name="P6"><text:s text:c="3"/><text:span text:style-name="T5"><text:s/>&lt;autor fechaNacimiento="28/03/1936"&gt;Mario Vargas Llosa&lt;/autor&gt;</text:span></text:p>
      <text:p text:style-name="P8"/>
      <text:p text:style-name="P3">3- <text:span text:style-name="T4">O</text:span><text:span text:style-name="T2">btener los títulos de los libros publicados el mismo año que la novela "La vida está en otra parte"</text:span> .</text:p>
      <text:p text:style-name="P4"/>
      <text:p text:style-name="P13">&lt;titulo&gt;La vida está en otra parte&lt;/titulo&gt;</text:p>
      <text:p text:style-name="P14">&lt;titulo&gt;Pantaleón y las visitadoras&lt;/titulo&gt;</text:p>
      <text:p text:style-name="P3">4- <text:span text:style-name="T4">O</text:span><text:span text:style-name="T2">btener los títulos de los libros del mismo autor que la novela "Pantaleón y las visitadoras"</text:span> </text:p>
      <text:p text:style-name="P3"/>
      <text:p text:style-name="P13"/>
      <text:p text:style-name="P22">5- Obtener los autores <text:s/>de los libros publicados el mismo año que el libro “<text:span text:style-name="T8">Pantaleón y las visitadoras"</text:span> </text:p>
      <text:p text:style-name="P15">Milan Kundera</text:p>
      <text:p text:style-name="P14"><text:span text:style-name="T9">Mario Vargas Llosa</text:span> </text:p>
      <text:p text:style-name="P25">6- Utiliza ejes para obtener t<text:span text:style-name="T7">odos los títulos de los libros </text:span></text:p>
      <text:p text:style-name="P11"><text:soft-page-break/></text:p>
      <text:p text:style-name="P12">La vida está en otra parte</text:p>
      <text:p text:style-name="P12">Pantaleón y las visitadoras</text:p>
      <text:p text:style-name="P12">Conversación en la catedral</text:p>
      <text:p text:style-name="P10"/>
      <text:p text:style-name="P2">7- Utiliza ejes para obtener el 2º libro.</text:p>
      <text:p text:style-name="P10"/>
      <text:p text:style-name="P12">&lt;libro&gt;</text:p>
      <text:p text:style-name="P12"><text:s text:c="2"/>&lt;titulo&gt;Pantaleón y las visitadoras&lt;/titulo&gt;</text:p>
      <text:p text:style-name="P12"><text:s text:c="2"/>&lt;autor fechaNacimiento="28/03/1936"&gt;Mario Vargas Llosa&lt;/autor&gt;</text:p>
      <text:p text:style-name="P12"><text:s text:c="2"/>&lt;fechaPublicacion año="1973"/&gt;</text:p>
      <text:p text:style-name="P16">&lt;/libro&gt;</text:p>
      <text:p text:style-name="P26">8- Utiliza ejes para obtener el titulo y el autor de los libros escritos en el año 1969.</text:p>
      <text:p text:style-name="P9">&lt;titulo&gt;Conversación en la catedral&lt;/titulo&gt;</text:p>
      <text:p text:style-name="P9">&lt;autor fechaNacimiento="28/03/1936"&gt;Mario Vargas Llosa&lt;/autor&gt;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ourier New1" svg:font-family="'Courier New'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4-15T22:23:24.06</meta:creation-date>
    <dc:date>2019-04-08T19:56:26.225000000</dc:date>
    <meta:editing-duration>PT25M</meta:editing-duration>
    <meta:editing-cycles>6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52" meta:word-count="235" meta:character-count="2024" meta:non-whitespace-character-count="1742"/>
  </office:meta>
</office:document-meta>
</file>